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9.581cm" fo:margin-left="0cm" fo:margin-right="5.75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2.865cm" style:rel-column-width="19596*"/>
    </style:style>
    <style:style style:name="tbl-profile.B" style:family="table-column">
      <style:table-column-properties style:column-width="6.717cm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lways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498cm" style:rel-column-width="849*"/>
    </style:style>
    <style:style style:name="ACTIVITIES.B" style:family="table-column">
      <style:table-column-properties style:column-width="1.499cm" style:rel-column-width="850*"/>
    </style:style>
    <style:style style:name="ACTIVITIES.C" style:family="table-column">
      <style:table-column-properties style:column-width="12.331cm" style:rel-column-width="6991*"/>
    </style:style>
    <style:style style:name="ACTIVITIES.1" style:family="table-row">
      <style:table-row-properties fo:background-color="transparent" fo:keep-together="always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506cm" style:rel-column-width="6441*"/>
    </style:style>
    <style:style style:name="PROJECTS.B" style:family="table-column">
      <style:table-column-properties style:column-width="1.485cm" style:rel-column-width="6351*"/>
    </style:style>
    <style:style style:name="PROJECTS.C" style:family="table-column">
      <style:table-column-properties style:column-width="12.333cm" style:rel-column-width="52743*"/>
    </style:style>
    <style:style style:name="PROJECTS.1" style:family="table-row">
      <style:table-row-properties fo:background-color="transparent" fo:keep-together="always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499cm" style:rel-column-width="6410*"/>
    </style:style>
    <style:style style:name="ADVANCED_5f_TRAININGS.C" style:display-name="ADVANCED_TRAININGS.C" style:family="table-column">
      <style:table-column-properties style:column-width="12.33cm" style:rel-column-width="52715*"/>
    </style:style>
    <style:style style:name="ADVANCED_5f_TRAININGS.1" style:display-name="ADVANCED_TRAININGS.1" style:family="table-row">
      <style:table-row-properties fo:background-color="transparent" fo:keep-together="always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fo:keep-together="always"/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1cm" fo:margin-left="0cm" fo:margin-right="0.019cm" table:align="margins"/>
    </style:style>
    <style:style style:name="EDUCATIONS.A" style:family="table-column">
      <style:table-column-properties style:column-width="1.498cm" style:rel-column-width="6405*"/>
    </style:style>
    <style:style style:name="EDUCATIONS.B" style:family="table-column">
      <style:table-column-properties style:column-width="1.499cm" style:rel-column-width="6413*"/>
    </style:style>
    <style:style style:name="EDUCATIONS.C" style:family="table-column">
      <style:table-column-properties style:column-width="12.324cm" style:rel-column-width="52717*"/>
    </style:style>
    <style:style style:name="EDUCATIONS.1" style:family="table-row">
      <style:table-row-properties fo:keep-together="always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LANGUAGES" style:family="table">
      <style:table-properties style:width="15.321cm" fo:margin-left="0cm" fo:margin-right="0.019cm" table:align="margins"/>
    </style:style>
    <style:style style:name="LANGUAGES.A" style:family="table-column">
      <style:table-column-properties style:column-width="4.295cm" style:rel-column-width="18371*"/>
    </style:style>
    <style:style style:name="LANGUAGES.B" style:family="table-column">
      <style:table-column-properties style:column-width="11.026cm" style:rel-column-width="47164*"/>
    </style:style>
    <style:style style:name="LANGUAGES.1" style:family="table-row">
      <style:table-row-properties fo:keep-together="always"/>
    </style:style>
    <style:style style:name="LANGUAGE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97cm" fo:border="1pt solid #1e5a96">
        <style:background-image/>
      </style:table-cell-properties>
    </style:style>
    <style:style style:name="LANGUAGES.A2" style:family="table-cell">
      <style:table-cell-properties fo:padding="0.097cm" fo:border-left="1pt solid #1e5a96" fo:border-right="none" fo:border-top="none" fo:border-bottom="1pt solid #1e5a96"/>
    </style:style>
    <style:style style:name="LANGUAGES.B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2" style:family="paragraph" style:parent-style-name="Standard">
      <style:text-properties style:font-name="Roboto Light1" officeooo:rsid="00bdb8ba" officeooo:paragraph-rsid="01017a94" fo:background-color="transparent"/>
    </style:style>
    <style:style style:name="P33" style:family="paragraph" style:parent-style-name="Standard">
      <style:text-properties style:font-name="Roboto Light2"/>
    </style:style>
    <style:style style:name="P34" style:family="paragraph" style:parent-style-name="Standard">
      <style:paragraph-properties fo:text-align="start" style:justify-single-word="false"/>
      <style:text-properties style:font-name="Roboto Light2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7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officeooo:paragraph-rsid="01017a94"/>
    </style:style>
    <style:style style:name="P46" style:family="paragraph" style:parent-style-name="Standard">
      <style:text-properties officeooo:rsid="00d493c0" officeooo:paragraph-rsid="01087dfd"/>
    </style:style>
    <style:style style:name="P47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1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3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Heading_20_1">
      <style:text-properties officeooo:rsid="00f08541" officeooo:paragraph-rsid="01087dfd"/>
    </style:style>
    <style:style style:name="P67" style:family="paragraph" style:parent-style-name="Heading_20_1">
      <style:text-properties officeooo:paragraph-rsid="01017a94"/>
    </style:style>
    <style:style style:name="P68" style:family="paragraph" style:parent-style-name="Heading_20_1">
      <style:text-properties officeooo:paragraph-rsid="00ffa7b9"/>
    </style:style>
    <style:style style:name="P69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style:text-position="sub 58%"/>
    </style:style>
    <style:style style:name="T17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9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35">[PROJECT]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35">[SECTION]</text:p>
        </draw:text-box>
      </draw:frame>
      <draw:frame draw:style-name="fr6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7" draw:name="Frame7" text:anchor-type="page" text:anchor-page-number="1" svg:x="8.814cm" svg:y="2.362cm" svg:width="1.951cm" draw:z-index="4">
        <draw:text-box fo:min-height="0.443cm">
          <text:p text:style-name="P49">Bereichs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35">[CLIENT]</text:p>
        </draw:text-box>
      </draw:frame>
      <draw:frame draw:style-name="fr8" draw:name="Frame6" text:anchor-type="page" text:anchor-page-number="1" svg:x="6.237cm" svg:y="2.339cm" svg:width="1.951cm" draw:z-index="6">
        <draw:text-box fo:min-height="0.443cm">
          <text:p text:style-name="P49">Projektkürzel</text:p>
        </draw:text-box>
      </draw:frame>
      <draw:frame draw:style-name="fr9" draw:name="pitc_subject" text:anchor-type="page" text:anchor-page-number="1" svg:x="3.69cm" svg:y="5.694cm" svg:width="15.393cm" draw:z-index="7">
        <draw:text-box fo:min-height="1.235cm">
          <text:p text:style-name="P59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2.99cm" svg:height="2.99cm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2"/>
      <text:p text:style-name="P33"/>
      <text:p text:style-name="P33"/>
      <text:p text:style-name="P34"/>
      <text:p text:style-name="P58">[TITLE_FUNCTION]</text:p>
      <text:p text:style-name="P33"/>
      <text:p text:style-name="P33"><draw:frame draw:style-name="fr11" draw:name="pitc_abstract" text:anchor-type="paragraph" svg:x="-0.323cm" svg:y="0.035cm" svg:width="16.141cm" draw:z-index="0"><draw:text-box fo:min-height="2.429cm"><text:p text:style-name="P57">Der vorliegende Lebenslauf ist nur für <text:span text:style-name="T15">die Empfängerfirma</text:span> bestimmt. </text:p><text:p text:style-name="P57">Die darin enthaltenen Personendaten sind vertraulich zu behandeln.</text:p></draw:text-box></draw:frame></text:p>
      <text:p text:style-name="P36"><text:span text:style-name="T12">erstellt am </text:span><text:span text:style-name="T13">[DATE]</text:span></text:p>
      <text:p text:style-name="P33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ernkompetenzen<text:tab/>2</text:p>
          <text:p text:style-name="P61">3 <text:s text:c="3"/>Stationen<text:tab/>2</text:p>
          <text:p text:style-name="P61">4 <text:s text:c="3"/>Projekte<text:tab/>2</text:p>
          <text:p text:style-name="P61">5 <text:s text:c="3"/>Weiterbildung (Schulungen, Kurse, Konferenzen, Referate)<text:tab/>2</text:p>
          <text:p text:style-name="P61">6 <text:s text:c="3"/>Ausbildung<text:tab/>3</text:p>
          <text:p text:style-name="P61">7 <text:s text:c="3"/>Sprachkenntniss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9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1798828157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43749224143711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43748384694597" text:continue-numbering="true" text:style-name="L1">
              <text:list-header>
                <text:p text:style-name="P65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4">Kategorie</text:p>
            </table:table-cell>
            <table:table-cell table:style-name="COMPETENCES.B1" office:value-type="string">
              <text:p text:style-name="P4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8">[COMPETENCE]</text:p>
          </table:table-cell>
        </table:table-row>
      </table:table>
      <text:h text:style-name="P66" text:outline-level="1">Stationen</text:h>
      <table:table table:name="ACTIVITIES" table:style-name="ACTIVITIES">
        <table:table-column table:style-name="ACTIVITIES.A"/>
        <table:table-column table:style-name="ACTIVITIES.B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7">[ACTIVITY]</text:p>
          </table:table-cell>
        </table:table-row>
      </table:table>
      <text:h text:style-name="P67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7">[PROJECT_TITLE]</text:p>
            <text:p text:style-name="P16"/>
            <text:p text:style-name="P26">Projektbeschreibung</text:p>
            <text:p text:style-name="P45">[PROJECT_DESCRIPTION]</text:p>
            <text:p text:style-name="P28"/>
            <text:p text:style-name="P26">Rolle und Aufgaben im Projekt</text:p>
            <text:p text:style-name="P45">[PROJECT_ROLE]</text:p>
            <text:p text:style-name="P28"/>
            <text:p text:style-name="P26">Eingesetzte Technologien und Methoden</text:p>
            <text:p text:style-name="P45">[PROJECT_TECHNOLOGY]</text:p>
          </table:table-cell>
        </table:table-row>
      </table:table>
      <text:h text:style-name="P67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19">[MONTH_FROM][YEAR_FROM]</text:p>
            <text:p text:style-name="P20"/>
          </table:table-cell>
          <table:table-cell table:style-name="ADVANCED_5f_TRAININGS.B2" office:value-type="string">
            <text:p text:style-name="P19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 table:style-name="EDUCATIONS.1"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9">usbildung</text:span></text:p>
            </table:table-cell>
          </table:table-row>
        </table:table-header-rows>
        <table:table-row table:style-name="EDUCATIONS.1">
          <table:table-cell table:style-name="EDUCATIONS.A2" office:value-type="string">
            <text:p text:style-name="P21">[MONTH_FROM][YEAR_FROM]</text:p>
          </table:table-cell>
          <table:table-cell table:style-name="EDUCATIONS.B2" office:value-type="string">
            <text:p text:style-name="P21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h text:style-name="P68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 table:style-name="LANGUAGES.1">
            <table:table-cell table:style-name="LANGUAGES.A1" office:value-type="string">
              <text:p text:style-name="P39">Sprache</text:p>
            </table:table-cell>
            <table:table-cell table:style-name="LANGUAGES.B1" office:value-type="string">
              <text:p text:style-name="P39">Level</text:p>
            </table:table-cell>
          </table:table-row>
        </table:table-header-rows>
        <table:table-row table:style-name="LANGUAGES.1">
          <table:table-cell table:style-name="LANGUAGES.A2" office:value-type="string">
            <text:p text:style-name="P22">[LANGUAGE]</text:p>
          </table:table-cell>
          <table:table-cell table:style-name="LANGUAGES.B2" office:value-type="string">
            <text:p text:style-name="P31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8-15T14:37:47.966820672">20190815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1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5</meta:editing-cycles>
    <meta:editing-duration>PT10H2M28S</meta:editing-duration>
    <dc:date>2019-08-15T14:37:47.859109062</dc:date>
    <dc:title>Curriculum Vitae - @titleFullname</dc:title>
    <meta:document-statistic meta:table-count="9" meta:image-count="2" meta:object-count="0" meta:page-count="3" meta:paragraph-count="98" meta:word-count="226" meta:character-count="1764" meta:non-whitespace-character-count="1611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